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Session.getValu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Outer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ScopedSession( HttpSession session , ServletContext cxt ,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Session.putValue( String s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Valu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setMaxInactiveInterval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setSession( HttpSession session , ServletContext c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Session.removeValu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Scop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Sessio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